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882600001AFF39D7B8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2pt" fo:font-weight="bold" style:font-size-asian="2pt" style:font-weight-asian="bold" style:font-size-complex="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32cm" svg:y="0cm" svg:width="16.999cm" svg:height="3.369cm" draw:z-index="0"><draw:image xlink:href="Pictures/200000070000882600001AFF39D7B88E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10-24T15:02:22</dc:date>
    <meta:print-date>2011-05-25T15:06:35</meta:print-date>
    <meta:editing-cycles>29</meta:editing-cycles>
    <meta:editing-duration>PT2H43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